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4940">
            <text:p>UtC-14940</text:p>
          </table:table-cell>
          <table:table-cell office:value-type="float" office:value="51.92">
            <text:p>51.92</text:p>
          </table:table-cell>
          <table:table-cell office:value-type="float" office:value="4.47">
            <text:p>4.47</text:p>
          </table:table-cell>
          <table:table-cell office:value-type="float" office:value="7486.0">
            <text:p>7486.0</text:p>
          </table:table-cell>
          <table:table-cell office:value-type="float" office:value="41.0">
            <text:p>41.0</text:p>
          </table:table-cell>
          <table:table-cell office:value-type="string" office:value="SL regional peat_ Top peat_ Mainly Alisma pl. and Scirpus">
            <text:p>SL regional peat_ Top peat_ Mainly Alisma pl. and Scirpu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6.91">
            <text:p>-16.9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4941">
            <text:p>UtC-14941</text:p>
          </table:table-cell>
          <table:table-cell office:value-type="float" office:value="51.92">
            <text:p>51.92</text:p>
          </table:table-cell>
          <table:table-cell office:value-type="float" office:value="4.47">
            <text:p>4.47</text:p>
          </table:table-cell>
          <table:table-cell office:value-type="float" office:value="7211.0">
            <text:p>7211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Mainly Alnus fruits and branches">
            <text:p>SL regional peat_ Bottom peat_ Mainly Alnus fruits and branch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5.21">
            <text:p>-15.21</text:p>
          </table:table-cell>
          <table:table-cell office:value-type="float" office:value="0.14">
            <text:p>0.14</text:p>
          </table:table-cell>
          <table:table-cell office:value-type="float" office:value="0.14">
            <text:p>0.14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404">
            <text:p>UtC-15404</text:p>
          </table:table-cell>
          <table:table-cell office:value-type="float" office:value="51.96">
            <text:p>51.96</text:p>
          </table:table-cell>
          <table:table-cell office:value-type="float" office:value="4.0">
            <text:p>4.0</text:p>
          </table:table-cell>
          <table:table-cell office:value-type="float" office:value="7910.0">
            <text:p>7910.0</text:p>
          </table:table-cell>
          <table:table-cell office:value-type="float" office:value="80.0">
            <text:p>80.0</text:p>
          </table:table-cell>
          <table:table-cell office:value-type="string" office:value="SL regional peat_ Bottom peat_ Mentha_ Alisma_ Carex_">
            <text:p>SL regional peat_ Bottom peat_ Mentha_ Alisma_ Carex_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2.35">
            <text:p>-22.35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342">
            <text:p>UtC-15342</text:p>
          </table:table-cell>
          <table:table-cell office:value-type="float" office:value="51.95">
            <text:p>51.95</text:p>
          </table:table-cell>
          <table:table-cell office:value-type="float" office:value="4.37">
            <text:p>4.37</text:p>
          </table:table-cell>
          <table:table-cell office:value-type="float" office:value="7290.0">
            <text:p>7290.0</text:p>
          </table:table-cell>
          <table:table-cell office:value-type="float" office:value="60.0">
            <text:p>60.0</text:p>
          </table:table-cell>
          <table:table-cell office:value-type="string" office:value="GW local peat_ Mentha_ Stacchus_ Scirpus lacustris">
            <text:p>GW local peat_ Mentha_ Stacchus_ Scirpus lacustri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string" office:value="HijmaEtal2009,HijmaCohen2019">
            <text:p>HijmaEtal2009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344">
            <text:p>UtC-15344</text:p>
          </table:table-cell>
          <table:table-cell office:value-type="float" office:value="51.96">
            <text:p>51.96</text:p>
          </table:table-cell>
          <table:table-cell office:value-type="float" office:value="4.0">
            <text:p>4.0</text:p>
          </table:table-cell>
          <table:table-cell office:value-type="float" office:value="7700.0">
            <text:p>7700.0</text:p>
          </table:table-cell>
          <table:table-cell office:value-type="float" office:value="60.0">
            <text:p>60.0</text:p>
          </table:table-cell>
          <table:table-cell office:value-type="string" office:value="SL regional peat_ Near top peat_ Alnus fruit">
            <text:p>SL regional peat_ Near top peat_ Alnus frui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beta-247585">
            <text:p>beta-247585</text:p>
          </table:table-cell>
          <table:table-cell office:value-type="float" office:value="51.97">
            <text:p>51.97</text:p>
          </table:table-cell>
          <table:table-cell office:value-type="float" office:value="4.1">
            <text:p>4.1</text:p>
          </table:table-cell>
          <table:table-cell office:value-type="float" office:value="8350.0">
            <text:p>8350.0</text:p>
          </table:table-cell>
          <table:table-cell office:value-type="float" office:value="112.0">
            <text:p>112.0</text:p>
          </table:table-cell>
          <table:table-cell office:value-type="string" office:value="GW local peat_ Top peat_ matrix">
            <text:p>GW local peat_ Top peat_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19">
            <text:p>-22.1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string" office:value="VosEtal2010,Vos2013">
            <text:p>VosEtal2010,Vos2013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6">
            <text:p>GrN-16946</text:p>
          </table:table-cell>
          <table:table-cell office:value-type="float" office:value="51.551">
            <text:p>51.551</text:p>
          </table:table-cell>
          <table:table-cell office:value-type="float" office:value="4.109">
            <text:p>4.109</text:p>
          </table:table-cell>
          <table:table-cell office:value-type="float" office:value="6730.0">
            <text:p>6730.0</text:p>
          </table:table-cell>
          <table:table-cell office:value-type="float" office:value="50.0">
            <text:p>50.0</text:p>
          </table:table-cell>
          <table:table-cell office:value-type="string" office:value="sandy peat">
            <text:p>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45">
            <text:p>-8.45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7">
            <text:p>GrN-7857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920.0">
            <text:p>6920.0</text:p>
          </table:table-cell>
          <table:table-cell office:value-type="float" office:value="45.0">
            <text:p>4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15">
            <text:p>-12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3">
            <text:p>GrN-08433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510.0">
            <text:p>3510.0</text:p>
          </table:table-cell>
          <table:table-cell office:value-type="float" office:value="103.0">
            <text:p>103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27">
            <text:p>-3.27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4">
            <text:p>GrN-08434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820.0">
            <text:p>3820.0</text:p>
          </table:table-cell>
          <table:table-cell office:value-type="float" office:value="103.0">
            <text:p>103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51">
            <text:p>-3.5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6">
            <text:p>GrN-7856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50.0">
            <text:p>6850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75">
            <text:p>-1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5">
            <text:p>GrN-7855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35.0">
            <text:p>683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9">
            <text:p>-11.3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798">
            <text:p>GrN-08798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2700.0">
            <text:p>270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_ Alder roots">
            <text:p>SL regional peat_ Bottom peat_ Alder roo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799">
            <text:p>GrN-08799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2985.0">
            <text:p>2985.0</text:p>
          </table:table-cell>
          <table:table-cell office:value-type="float" office:value="58.0">
            <text:p>58.0</text:p>
          </table:table-cell>
          <table:table-cell office:value-type="string" office:value="SL regional peat_ Bottom peat_ Oak root">
            <text:p>SL regional peat_ Bottom peat_ Oak roo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3">
            <text:p>GrN-7853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665.0">
            <text:p>666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4">
            <text:p>-11.3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9">
            <text:p>GrN-7859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7105.0">
            <text:p>710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16">
            <text:p>GrN-08916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245.0">
            <text:p>624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.86">
            <text:p>-8.86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7">
            <text:p>GrN-08927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670.0">
            <text:p>6670.0</text:p>
          </table:table-cell>
          <table:table-cell office:value-type="float" office:value="86.0">
            <text:p>86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.47">
            <text:p>-10.4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8">
            <text:p>GrN-08928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670.0">
            <text:p>667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98">
            <text:p>-9.98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2">
            <text:p>GrN-7852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08">
            <text:p>-11.0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8">
            <text:p>GrN-7848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685.0">
            <text:p>5685.0</text:p>
          </table:table-cell>
          <table:table-cell office:value-type="float" office:value="35.0">
            <text:p>3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13">
            <text:p>-6.13</text:p>
          </table:table-cell>
          <table:table-cell office:value-type="float" office:value="0.13">
            <text:p>0.13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9">
            <text:p>GrN-08929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495.0">
            <text:p>649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95">
            <text:p>-9.95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30">
            <text:p>GrN-08930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550.0">
            <text:p>655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43">
            <text:p>-9.43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31">
            <text:p>GrN-08931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320.0">
            <text:p>632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.72">
            <text:p>-8.72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21">
            <text:p>GrN-1121</text:p>
          </table:table-cell>
          <table:table-cell office:value-type="float" office:value="51.351">
            <text:p>51.351</text:p>
          </table:table-cell>
          <table:table-cell office:value-type="float" office:value="3.973">
            <text:p>3.973</text:p>
          </table:table-cell>
          <table:table-cell office:value-type="float" office:value="5340.0">
            <text:p>53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">
            <text:p>VinkEtal2007,Kiden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17">
            <text:p>GrN-08917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325.0">
            <text:p>6325.0</text:p>
          </table:table-cell>
          <table:table-cell office:value-type="float" office:value="67.0">
            <text:p>67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25">
            <text:p>-9.25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2">
            <text:p>GrN-08432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530.0">
            <text:p>3530.0</text:p>
          </table:table-cell>
          <table:table-cell office:value-type="float" office:value="94.0">
            <text:p>9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9">
            <text:p>-2.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1">
            <text:p>GrN-08431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455.0">
            <text:p>345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69">
            <text:p>-2.6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4">
            <text:p>GrN-8414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2955.0">
            <text:p>2955.0</text:p>
          </table:table-cell>
          <table:table-cell office:value-type="float" office:value="50.0">
            <text:p>50.0</text:p>
          </table:table-cell>
          <table:table-cell office:value-type="string" office:value="wood peat, sandy">
            <text:p>wood peat, sand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2">
            <text:p>-1.6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63">
            <text:p>GrN-8763</text:p>
          </table:table-cell>
          <table:table-cell office:value-type="float" office:value="52.07">
            <text:p>52.07</text:p>
          </table:table-cell>
          <table:table-cell office:value-type="float" office:value="4.75">
            <text:p>4.75</text:p>
          </table:table-cell>
          <table:table-cell office:value-type="float" office:value="6430.0">
            <text:p>6430.0</text:p>
          </table:table-cell>
          <table:table-cell office:value-type="float" office:value="45.0">
            <text:p>45.0</text:p>
          </table:table-cell>
          <table:table-cell office:value-type="string" office:value="Phragmites and wood">
            <text:p>Phragmites and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63">
            <text:p>GrN-8763</text:p>
          </table:table-cell>
          <table:table-cell office:value-type="float" office:value="52.07">
            <text:p>52.07</text:p>
          </table:table-cell>
          <table:table-cell office:value-type="float" office:value="4.75">
            <text:p>4.75</text:p>
          </table:table-cell>
          <table:table-cell office:value-type="float" office:value="6430.0">
            <text:p>6430.0</text:p>
          </table:table-cell>
          <table:table-cell office:value-type="float" office:value="45.0">
            <text:p>45.0</text:p>
          </table:table-cell>
          <table:table-cell office:value-type="string" office:value="Phragmites and wood">
            <text:p>Phragmites and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4">
            <text:p>GrN-8434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820.0">
            <text:p>382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3">
            <text:p>GrN-8433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510.0">
            <text:p>351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13">
            <text:p>0.13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2">
            <text:p>GrN-8432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530.0">
            <text:p>3530.0</text:p>
          </table:table-cell>
          <table:table-cell office:value-type="float" office:value="80.0">
            <text:p>8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3">
            <text:p>0.13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1">
            <text:p>GrN-8431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455.0">
            <text:p>3455.0</text:p>
          </table:table-cell>
          <table:table-cell office:value-type="float" office:value="35.0">
            <text:p>3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20">
            <text:p>GrN-8420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615.0">
            <text:p>361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07">
            <text:p>0.07</text:p>
          </table:table-cell>
          <table:table-cell office:value-type="float" office:value="1.02">
            <text:p>1.02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8">
            <text:p>GrN-8418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565.0">
            <text:p>3565.0</text:p>
          </table:table-cell>
          <table:table-cell office:value-type="float" office:value="40.0">
            <text:p>40.0</text:p>
          </table:table-cell>
          <table:table-cell office:value-type="string" office:value="clayey wood peat">
            <text:p>clayey 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7">
            <text:p>GrN-8417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315.0">
            <text:p>3315.0</text:p>
          </table:table-cell>
          <table:table-cell office:value-type="float" office:value="25.0">
            <text:p>25.0</text:p>
          </table:table-cell>
          <table:table-cell office:value-type="string" office:value="fen-wood peat, non-clayey">
            <text:p>fen-wood peat, non-claye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7">
            <text:p>-2.2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5">
            <text:p>GrN-8415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2985.0">
            <text:p>2985.0</text:p>
          </table:table-cell>
          <table:table-cell office:value-type="float" office:value="35.0">
            <text:p>35.0</text:p>
          </table:table-cell>
          <table:table-cell office:value-type="string" office:value="wood peat, sandy">
            <text:p>wood peat, sand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4">
            <text:p>-1.94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8">
            <text:p>GrN-07848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685.0">
            <text:p>568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92">
            <text:p>-6.9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9">
            <text:p>GrN-07849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560.0">
            <text:p>5560.0</text:p>
          </table:table-cell>
          <table:table-cell office:value-type="float" office:value="58.0">
            <text:p>5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26">
            <text:p>-7.26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0">
            <text:p>GrN-0785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830.0">
            <text:p>5830.0</text:p>
          </table:table-cell>
          <table:table-cell office:value-type="float" office:value="121.0">
            <text:p>121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2">
            <text:p>GrN-0785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10.0">
            <text:p>681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.97">
            <text:p>-10.9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3">
            <text:p>GrN-0785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665.0">
            <text:p>666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.22">
            <text:p>-11.2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5">
            <text:p>GrN-0785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35.0">
            <text:p>683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1.27">
            <text:p>-11.2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6">
            <text:p>GrN-07856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50.0">
            <text:p>685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.63">
            <text:p>-11.63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7">
            <text:p>GrN-07857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920.0">
            <text:p>692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04">
            <text:p>-12.04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9">
            <text:p>GrN-07859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7105.0">
            <text:p>710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68">
            <text:p>-12.68</text:p>
          </table:table-cell>
          <table:table-cell office:value-type="float" office:value="0.22">
            <text:p>0.2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vandePlasscheEtal2010,HijmaCohen2019">
            <text:p>vandePlassche1982,vandePlassche1995,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21">
            <text:p>GrN-1121</text:p>
          </table:table-cell>
          <table:table-cell office:value-type="float" office:value="51.351">
            <text:p>51.351</text:p>
          </table:table-cell>
          <table:table-cell office:value-type="float" office:value="3.973">
            <text:p>3.973</text:p>
          </table:table-cell>
          <table:table-cell office:value-type="float" office:value="5340.0">
            <text:p>53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">
            <text:p>VinkEtal2007,Kiden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98">
            <text:p>GrN-8798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2700.0">
            <text:p>2700.0</text:p>
          </table:table-cell>
          <table:table-cell office:value-type="float" office:value="45.0">
            <text:p>45.0</text:p>
          </table:table-cell>
          <table:table-cell office:value-type="string" office:value="alder roots">
            <text:p>alder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6">
            <text:p>GrN-1146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4270.0">
            <text:p>4270.0</text:p>
          </table:table-cell>
          <table:table-cell office:value-type="float" office:value="55.0">
            <text:p>5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8">
            <text:p>GrN-1148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3480.0">
            <text:p>3480.0</text:p>
          </table:table-cell>
          <table:table-cell office:value-type="float" office:value="50.0">
            <text:p>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7">
            <text:p>-1.97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2">
            <text:p>GrN-192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2830.0">
            <text:p>2830.0</text:p>
          </table:table-cell>
          <table:table-cell office:value-type="float" office:value="135.0">
            <text:p>13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2">
            <text:p>GrN-192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2830.0">
            <text:p>2830.0</text:p>
          </table:table-cell>
          <table:table-cell office:value-type="float" office:value="135.0">
            <text:p>13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4">
            <text:p>GrN-7844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440.0">
            <text:p>5440.0</text:p>
          </table:table-cell>
          <table:table-cell office:value-type="float" office:value="35.0">
            <text:p>3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5">
            <text:p>-5.75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Poz-36913">
            <text:p>Poz-36913</text:p>
          </table:table-cell>
          <table:table-cell office:value-type="float" office:value="51.97">
            <text:p>51.97</text:p>
          </table:table-cell>
          <table:table-cell office:value-type="float" office:value="4.05">
            <text:p>4.05</text:p>
          </table:table-cell>
          <table:table-cell office:value-type="float" office:value="7660.0">
            <text:p>7660.0</text:p>
          </table:table-cell>
          <table:table-cell office:value-type="float" office:value="112.0">
            <text:p>112.0</text:p>
          </table:table-cell>
          <table:table-cell office:value-type="string" office:value="GW local peat_ Bottom peat_ Fine matrix">
            <text:p>GW local peat_ Bottom peat_ Fine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9.63">
            <text:p>-19.63</text:p>
          </table:table-cell>
          <table:table-cell office:value-type="float" office:value="0.28">
            <text:p>0.28</text:p>
          </table:table-cell>
          <table:table-cell office:value-type="float" office:value="0.2">
            <text:p>0.2</text:p>
          </table:table-cell>
          <table:table-cell office:value-type="string" office:value="VosEtal2011,Vos2013,VosEtal2015,HijmaCohen2019">
            <text:p>VosEtal2011,Vos2013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Poz-36943">
            <text:p>Poz-36943</text:p>
          </table:table-cell>
          <table:table-cell office:value-type="float" office:value="51.97">
            <text:p>51.97</text:p>
          </table:table-cell>
          <table:table-cell office:value-type="float" office:value="4.05">
            <text:p>4.05</text:p>
          </table:table-cell>
          <table:table-cell office:value-type="float" office:value="7560.0">
            <text:p>7560.0</text:p>
          </table:table-cell>
          <table:table-cell office:value-type="float" office:value="112.0">
            <text:p>112.0</text:p>
          </table:table-cell>
          <table:table-cell office:value-type="string" office:value="SL regional gyttja_ Gyttja on peat_ Fine matrix">
            <text:p>SL regional gyttja_ Gyttja on peat_ Fine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9.1">
            <text:p>-19.1</text:p>
          </table:table-cell>
          <table:table-cell office:value-type="float" office:value="0.54">
            <text:p>0.54</text:p>
          </table:table-cell>
          <table:table-cell office:value-type="float" office:value="0.51">
            <text:p>0.51</text:p>
          </table:table-cell>
          <table:table-cell office:value-type="string" office:value="VosEtal2011,Vos2013,VosEtal2015,HijmaCohen2019">
            <text:p>VosEtal2011,Vos2013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2">
            <text:p>GrN-7842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490.0">
            <text:p>5490.0</text:p>
          </table:table-cell>
          <table:table-cell office:value-type="float" office:value="80.0">
            <text:p>8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4">
            <text:p>-5.44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1">
            <text:p>GrN-7841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275.0">
            <text:p>5275.0</text:p>
          </table:table-cell>
          <table:table-cell office:value-type="float" office:value="45.0">
            <text:p>4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0">
            <text:p>GrN-7840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070.0">
            <text:p>507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4">
            <text:p>-4.8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1">
            <text:p>GrN-191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4590.0">
            <text:p>4590.0</text:p>
          </table:table-cell>
          <table:table-cell office:value-type="float" office:value="150.0">
            <text:p>1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8">
            <text:p>GrN-7838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925.0">
            <text:p>4925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4">
            <text:p>GrN-7834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500.0">
            <text:p>450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1">
            <text:p>-3.71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3">
            <text:p>GrN-7833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525.0">
            <text:p>4525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KIA-40438">
            <text:p>KIA-40438</text:p>
          </table:table-cell>
          <table:table-cell office:value-type="float" office:value="51.68">
            <text:p>51.68</text:p>
          </table:table-cell>
          <table:table-cell office:value-type="float" office:value="3.84">
            <text:p>3.84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GW local peat_ Wood fragments">
            <text:p>GW local peat_ Wood fragmen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8.56">
            <text:p>-18.56</text:p>
          </table:table-cell>
          <table:table-cell office:value-type="float" office:value="0.31">
            <text:p>0.31</text:p>
          </table:table-cell>
          <table:table-cell office:value-type="float" office:value="0.13">
            <text:p>0.13</text:p>
          </table:table-cell>
          <table:table-cell office:value-type="string" office:value="SlupikEtal2013,HijmaCohen2019">
            <text:p>SlupikEtal2013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0">
            <text:p>GrN-21460</text:p>
          </table:table-cell>
          <table:table-cell office:value-type="float" office:value="52.0">
            <text:p>52.0</text:p>
          </table:table-cell>
          <table:table-cell office:value-type="float" office:value="3.99">
            <text:p>3.99</text:p>
          </table:table-cell>
          <table:table-cell office:value-type="float" office:value="7720.0">
            <text:p>7720.0</text:p>
          </table:table-cell>
          <table:table-cell office:value-type="float" office:value="108.0">
            <text:p>108.0</text:p>
          </table:table-cell>
          <table:table-cell office:value-type="string" office:value="SL regional peat_ Top peat">
            <text:p>SL regional peat_ Top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1.57">
            <text:p>-21.57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4">
            <text:p>GrN-21464</text:p>
          </table:table-cell>
          <table:table-cell office:value-type="float" office:value="51.94">
            <text:p>51.94</text:p>
          </table:table-cell>
          <table:table-cell office:value-type="float" office:value="3.84">
            <text:p>3.84</text:p>
          </table:table-cell>
          <table:table-cell office:value-type="float" office:value="9080.0">
            <text:p>9080.0</text:p>
          </table:table-cell>
          <table:table-cell office:value-type="float" office:value="117.0">
            <text:p>117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4.82">
            <text:p>-24.82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5">
            <text:p>GrN-21465</text:p>
          </table:table-cell>
          <table:table-cell office:value-type="float" office:value="51.97">
            <text:p>51.97</text:p>
          </table:table-cell>
          <table:table-cell office:value-type="float" office:value="3.83">
            <text:p>3.83</text:p>
          </table:table-cell>
          <table:table-cell office:value-type="float" office:value="8390.0">
            <text:p>8390.0</text:p>
          </table:table-cell>
          <table:table-cell office:value-type="float" office:value="117.0">
            <text:p>117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3.8">
            <text:p>-23.8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6">
            <text:p>GrN-21466</text:p>
          </table:table-cell>
          <table:table-cell office:value-type="float" office:value="51.93">
            <text:p>51.93</text:p>
          </table:table-cell>
          <table:table-cell office:value-type="float" office:value="3.82">
            <text:p>3.82</text:p>
          </table:table-cell>
          <table:table-cell office:value-type="float" office:value="9220.0">
            <text:p>9220.0</text:p>
          </table:table-cell>
          <table:table-cell office:value-type="float" office:value="112.0">
            <text:p>112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5.37">
            <text:p>-25.37</text:p>
          </table:table-cell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922">
            <text:p>GrN-4922</text:p>
          </table:table-cell>
          <table:table-cell office:value-type="float" office:value="51.67">
            <text:p>51.67</text:p>
          </table:table-cell>
          <table:table-cell office:value-type="float" office:value="4.25">
            <text:p>4.25</text:p>
          </table:table-cell>
          <table:table-cell office:value-type="float" office:value="6400.0">
            <text:p>6400.0</text:p>
          </table:table-cell>
          <table:table-cell office:value-type="float" office:value="85.0">
            <text:p>85.0</text:p>
          </table:table-cell>
          <table:table-cell office:value-type="string" office:value="wooden statue in peat">
            <text:p>wooden statue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0">
            <text:p>-8.0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5">
            <text:p>GrN-7835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655.0">
            <text:p>4655.0</text:p>
          </table:table-cell>
          <table:table-cell office:value-type="float" office:value="55.0">
            <text:p>5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1">
            <text:p>GrN-191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4590.0">
            <text:p>4590.0</text:p>
          </table:table-cell>
          <table:table-cell office:value-type="float" office:value="150.0">
            <text:p>1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6">
            <text:p>GrN-7846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560.0">
            <text:p>556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4">
            <text:p>-5.9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2">
            <text:p>GrN-16942</text:p>
          </table:table-cell>
          <table:table-cell office:value-type="float" office:value="51.43">
            <text:p>51.43</text:p>
          </table:table-cell>
          <table:table-cell office:value-type="float" office:value="4.229">
            <text:p>4.229</text:p>
          </table:table-cell>
          <table:table-cell office:value-type="float" office:value="6330.0">
            <text:p>6330.0</text:p>
          </table:table-cell>
          <table:table-cell office:value-type="float" office:value="70.0">
            <text:p>70.0</text:p>
          </table:table-cell>
          <table:table-cell office:value-type="string" office:value="sandy organic soil">
            <text:p>sandy 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62">
            <text:p>-7.62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88">
            <text:p>GrN-15288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4760.0">
            <text:p>476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21">
            <text:p>-5.2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89">
            <text:p>GrN-15289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4690.0">
            <text:p>469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92">
            <text:p>-4.92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0">
            <text:p>GrN-15290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410.0">
            <text:p>641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59">
            <text:p>-9.5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1">
            <text:p>GrN-15291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60.0">
            <text:p>616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16">
            <text:p>-9.1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2">
            <text:p>GrN-15292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50.0">
            <text:p>6150.0</text:p>
          </table:table-cell>
          <table:table-cell office:value-type="float" office:value="71.0">
            <text:p>71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91">
            <text:p>-8.9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3">
            <text:p>GrN-15293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70.0">
            <text:p>617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6">
            <text:p>-8.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5">
            <text:p>GrN-15295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900.0">
            <text:p>5900.0</text:p>
          </table:table-cell>
          <table:table-cell office:value-type="float" office:value="78.0">
            <text:p>7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0">
            <text:p>GrN-15300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645.0">
            <text:p>564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41">
            <text:p>-7.4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2">
            <text:p>GrN-15302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390.0">
            <text:p>5390.0</text:p>
          </table:table-cell>
          <table:table-cell office:value-type="float" office:value="86.0">
            <text:p>86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3">
            <text:p>GrN-15303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475.0">
            <text:p>547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5">
            <text:p>GrN-15305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070.0">
            <text:p>507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96">
            <text:p>-5.9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7">
            <text:p>GrN-15307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005.0">
            <text:p>5005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83">
            <text:p>-5.83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282">
            <text:p>GrN-16282</text:p>
          </table:table-cell>
          <table:table-cell office:value-type="float" office:value="51.58">
            <text:p>51.58</text:p>
          </table:table-cell>
          <table:table-cell office:value-type="float" office:value="4.02">
            <text:p>4.02</text:p>
          </table:table-cell>
          <table:table-cell office:value-type="float" office:value="7730.0">
            <text:p>7730.0</text:p>
          </table:table-cell>
          <table:table-cell office:value-type="float" office:value="108.0">
            <text:p>108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2.07">
            <text:p>-12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Vos1992,Kiden1995,HijmaCohen2019">
            <text:p>Vos1992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4">
            <text:p>51.64</text:p>
          </table:table-cell>
          <table:table-cell office:value-type="float" office:value="4.12">
            <text:p>4.12</text:p>
          </table:table-cell>
          <table:table-cell office:value-type="float" office:value="7290.0">
            <text:p>7290.0</text:p>
          </table:table-cell>
          <table:table-cell office:value-type="float" office:value="112.0">
            <text:p>112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52">
            <text:p>-14.5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Vos1992,Kiden1995,HijmaCohen2019">
            <text:p>Vos1992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290.0">
            <text:p>7290.0</text:p>
          </table:table-cell>
          <table:table-cell office:value-type="float" office:value="50.0">
            <text:p>5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63">
            <text:p>-13.6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290.0">
            <text:p>7290.0</text:p>
          </table:table-cell>
          <table:table-cell office:value-type="float" office:value="50.0">
            <text:p>5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3.63">
            <text:p>-13.6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8">
            <text:p>GrN-16938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510.0">
            <text:p>7510.0</text:p>
          </table:table-cell>
          <table:table-cell office:value-type="float" office:value="150.0">
            <text:p>150.0</text:p>
          </table:table-cell>
          <table:table-cell office:value-type="string" office:value="organic soil">
            <text:p>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73">
            <text:p>-13.7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8">
            <text:p>GrN-16938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510.0">
            <text:p>7510.0</text:p>
          </table:table-cell>
          <table:table-cell office:value-type="float" office:value="150.0">
            <text:p>150.0</text:p>
          </table:table-cell>
          <table:table-cell office:value-type="string" office:value="organic soil">
            <text:p>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73">
            <text:p>-13.7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1">
            <text:p>GrN-16941</text:p>
          </table:table-cell>
          <table:table-cell office:value-type="float" office:value="51.43">
            <text:p>51.43</text:p>
          </table:table-cell>
          <table:table-cell office:value-type="float" office:value="4.229">
            <text:p>4.229</text:p>
          </table:table-cell>
          <table:table-cell office:value-type="float" office:value="6290.0">
            <text:p>6290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6">
            <text:p>-7.56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7">
            <text:p>GrN-1147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3900.0">
            <text:p>3900.0</text:p>
          </table:table-cell>
          <table:table-cell office:value-type="float" office:value="70.0">
            <text:p>7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7">
            <text:p>-2.67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05">
            <text:p>GrN-405</text:p>
          </table:table-cell>
          <table:table-cell office:value-type="float" office:value="51.454">
            <text:p>51.454</text:p>
          </table:table-cell>
          <table:table-cell office:value-type="float" office:value="3.627">
            <text:p>3.627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Jelgersma1961">
            <text:p>VinkEtal2007,Kiden1995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6">
            <text:p>GrN-07846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560.0">
            <text:p>556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72">
            <text:p>-6.7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4">
            <text:p>GrN-0784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40.0">
            <text:p>544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53">
            <text:p>-6.53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8">
            <text:p>GrN-8928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670.0">
            <text:p>6670.0</text:p>
          </table:table-cell>
          <table:table-cell office:value-type="float" office:value="35.0">
            <text:p>3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9">
            <text:p>GrN-8929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495.0">
            <text:p>649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06">
            <text:p>-10.0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9578">
            <text:p>GrA-49578</text:p>
          </table:table-cell>
          <table:table-cell office:value-type="float" office:value="51.78">
            <text:p>51.78</text:p>
          </table:table-cell>
          <table:table-cell office:value-type="float" office:value="4.37">
            <text:p>4.37</text:p>
          </table:table-cell>
          <table:table-cell office:value-type="float" office:value="7185.0">
            <text:p>7185.0</text:p>
          </table:table-cell>
          <table:table-cell office:value-type="float" office:value="40.0">
            <text:p>40.0</text:p>
          </table:table-cell>
          <table:table-cell office:value-type="string" office:value="SL regional peat_ Top peat_ macrofossils">
            <text:p>SL regional peat_ Top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5.21">
            <text:p>-15.2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9530">
            <text:p>GrA-49530</text:p>
          </table:table-cell>
          <table:table-cell office:value-type="float" office:value="52.12">
            <text:p>52.12</text:p>
          </table:table-cell>
          <table:table-cell office:value-type="float" office:value="4.39">
            <text:p>4.39</text:p>
          </table:table-cell>
          <table:table-cell office:value-type="float" office:value="7350.0">
            <text:p>7350.0</text:p>
          </table:table-cell>
          <table:table-cell office:value-type="float" office:value="45.0">
            <text:p>45.0</text:p>
          </table:table-cell>
          <table:table-cell office:value-type="string" office:value="SL regional peat_ Bottom peat_ macrofossils">
            <text:p>SL regional peat_ Bottom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6.44">
            <text:p>-16.4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422">
            <text:p>GrA-42422</text:p>
          </table:table-cell>
          <table:table-cell office:value-type="float" office:value="51.77">
            <text:p>51.77</text:p>
          </table:table-cell>
          <table:table-cell office:value-type="float" office:value="4.26">
            <text:p>4.26</text:p>
          </table:table-cell>
          <table:table-cell office:value-type="float" office:value="7485.0">
            <text:p>7485.0</text:p>
          </table:table-cell>
          <table:table-cell office:value-type="float" office:value="90.0">
            <text:p>90.0</text:p>
          </table:table-cell>
          <table:table-cell office:value-type="string" office:value="SL regional peat_ Bottom peat_ macrofossils">
            <text:p>SL regional peat_ Bottom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7.13">
            <text:p>-17.13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323">
            <text:p>GrA-42323</text:p>
          </table:table-cell>
          <table:table-cell office:value-type="float" office:value="51.92">
            <text:p>51.92</text:p>
          </table:table-cell>
          <table:table-cell office:value-type="float" office:value="4.38">
            <text:p>4.38</text:p>
          </table:table-cell>
          <table:table-cell office:value-type="float" office:value="7725.0">
            <text:p>7725.0</text:p>
          </table:table-cell>
          <table:table-cell office:value-type="float" office:value="45.0">
            <text:p>45.0</text:p>
          </table:table-cell>
          <table:table-cell office:value-type="string" office:value="GW local peat_ Alisma plantago-aquatica +++_ 7 trigonous Carex sp._ 2 Oenanthe aquatica_ 5 Berula erecta_ 5 Mentha aquarita and arvensis_ 2 Stachys palustris_ 1 Lycopus europaeus">
            <text:p>GW local peat_ Alisma plantago-aquatica +++_ 7 trigonous Carex sp._ 2 Oenanthe aquatica_ 5 Berula erecta_ 5 Mentha aquarita and arvensis_ 2 Stachys palustris_ 1 Lycopus europaeu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6.32">
            <text:p>-16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322">
            <text:p>GrA-42322</text:p>
          </table:table-cell>
          <table:table-cell office:value-type="float" office:value="51.92">
            <text:p>51.92</text:p>
          </table:table-cell>
          <table:table-cell office:value-type="float" office:value="4.3">
            <text:p>4.3</text:p>
          </table:table-cell>
          <table:table-cell office:value-type="float" office:value="7870.0">
            <text:p>7870.0</text:p>
          </table:table-cell>
          <table:table-cell office:value-type="float" office:value="45.0">
            <text:p>45.0</text:p>
          </table:table-cell>
          <table:table-cell office:value-type="string" office:value="GW local peat_ 2_5 Carex kaf_ 1_25 Lycopus europaeus_ 7 Carex rostrata/vesicaria_ 1 Alisma plantago-aquatica_ 1 Berula erecta_ 1 Phragmites_ 2 scirpus lacustris_ 1/2 Stachys palustris_ 1 Mentha aquatica/arvensis">
            <text:p>GW local peat_ 2_5 Carex kaf_ 1_25 Lycopus europaeus_ 7 Carex rostrata/vesicaria_ 1 Alisma plantago-aquatica_ 1 Berula erecta_ 1 Phragmites_ 2 scirpus lacustris_ 1/2 Stachys palustris_ 1 Mentha aquatica/arvensi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8.35">
            <text:p>-18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2101">
            <text:p>GrA-32101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160.0">
            <text:p>7160.0</text:p>
          </table:table-cell>
          <table:table-cell office:value-type="float" office:value="67.0">
            <text:p>67.0</text:p>
          </table:table-cell>
          <table:table-cell office:value-type="string" office:value="GW local peat_ Bottom peat_ Phragmites peat">
            <text:p>GW local peat_ Bottom peat_ Phragmites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22">
            <text:p>-14.2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5">
            <text:p>GrN-0784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00.0">
            <text:p>540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67">
            <text:p>-6.67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beta-247584">
            <text:p>beta-247584</text:p>
          </table:table-cell>
          <table:table-cell office:value-type="float" office:value="51.97">
            <text:p>51.97</text:p>
          </table:table-cell>
          <table:table-cell office:value-type="float" office:value="4.1">
            <text:p>4.1</text:p>
          </table:table-cell>
          <table:table-cell office:value-type="float" office:value="8460.0">
            <text:p>8460.0</text:p>
          </table:table-cell>
          <table:table-cell office:value-type="float" office:value="112.0">
            <text:p>112.0</text:p>
          </table:table-cell>
          <table:table-cell office:value-type="string" office:value="GW local peat_ Bottom peat_ matrix">
            <text:p>GW local peat_ Bottom peat_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25">
            <text:p>-22.25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string" office:value="VosEtal2010,Vos2013,HijmaCohen2019">
            <text:p>VosEtal2010,Vos2013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0067">
            <text:p>GrA-30067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560.0">
            <text:p>7560.0</text:p>
          </table:table-cell>
          <table:table-cell office:value-type="float" office:value="64.0">
            <text:p>64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41">
            <text:p>-15.4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0066">
            <text:p>GrA-30066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560.0">
            <text:p>7560.0</text:p>
          </table:table-cell>
          <table:table-cell office:value-type="float" office:value="64.0">
            <text:p>64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32">
            <text:p>-15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3685">
            <text:p>GrA-1368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790.0">
            <text:p>3790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Terrestrial botanical macrofossils">
            <text:p>SL region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45">
            <text:p>-3.45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3683">
            <text:p>GrA-13683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380.0">
            <text:p>3380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Terrestrial botanical macrofossils">
            <text:p>SL region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2024">
            <text:p>GrA-1202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120.0">
            <text:p>612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Alnus bud scales_ Juncus_ Typha_ Lythrum and Urtica seeds.">
            <text:p>SL regional peat_ Bottom peat_ Alnus bud scales_ Juncus_ Typha_ Lythrum and Urtica seeds.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71">
            <text:p>-8.71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37">
            <text:p>GrA-0523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200.0">
            <text:p>620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3 Alisma_ 2 typha_ 1 Alnus_ 1 Solanum">
            <text:p>SL regional peat_ Bottom peat_ 3 Alisma_ 2 typha_ 1 Alnus_ 1 Solanum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89">
            <text:p>-8.89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15">
            <text:p>GrA-0521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360.0">
            <text:p>636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1 Alnus cone">
            <text:p>SL regional peat_ Bottom peat_ 1 Alnus con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82">
            <text:p>-9.82</text:p>
          </table:table-cell>
          <table:table-cell office:value-type="float" office:value="0.19">
            <text:p>0.19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2">
            <text:p>IRPA-712</text:p>
          </table:table-cell>
          <table:table-cell office:value-type="float" office:value="51.117">
            <text:p>51.117</text:p>
          </table:table-cell>
          <table:table-cell office:value-type="float" office:value="4.304">
            <text:p>4.304</text:p>
          </table:table-cell>
          <table:table-cell office:value-type="float" office:value="4220.0">
            <text:p>422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Not_stated-02">
            <text:p>Not_stated-02</text:p>
          </table:table-cell>
          <table:table-cell office:value-type="float" office:value="51.862">
            <text:p>51.862</text:p>
          </table:table-cell>
          <table:table-cell office:value-type="float" office:value="4.18">
            <text:p>4.18</text:p>
          </table:table-cell>
          <table:table-cell office:value-type="float" office:value="4450.0">
            <text:p>4450.0</text:p>
          </table:table-cell>
          <table:table-cell office:value-type="float" office:value="50.0">
            <text:p>50.0</text:p>
          </table:table-cell>
          <table:table-cell office:value-type="string" office:value="creek levee">
            <text:p>creek leve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LouweKooijmansvandeVelde1980">
            <text:p>VinkEtal2007,LouweKooijmansvandeVelde1980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Not_stated-01">
            <text:p>Not_stated-01</text:p>
          </table:table-cell>
          <table:table-cell office:value-type="float" office:value="52.056">
            <text:p>52.056</text:p>
          </table:table-cell>
          <table:table-cell office:value-type="float" office:value="4.208">
            <text:p>4.208</text:p>
          </table:table-cell>
          <table:table-cell office:value-type="float" office:value="2275.0">
            <text:p>2275.0</text:p>
          </table:table-cell>
          <table:table-cell office:value-type="float" office:value="75.0">
            <text:p>75.0</text:p>
          </table:table-cell>
          <table:table-cell office:value-type="string" office:value="inhabited peat surface">
            <text:p>inhabited peat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2">
            <text:p>IRPA-712</text:p>
          </table:table-cell>
          <table:table-cell office:value-type="float" office:value="51.117">
            <text:p>51.117</text:p>
          </table:table-cell>
          <table:table-cell office:value-type="float" office:value="4.304">
            <text:p>4.304</text:p>
          </table:table-cell>
          <table:table-cell office:value-type="float" office:value="4220.0">
            <text:p>422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3">
            <text:p>IRPA-713</text:p>
          </table:table-cell>
          <table:table-cell office:value-type="float" office:value="51.243">
            <text:p>51.243</text:p>
          </table:table-cell>
          <table:table-cell office:value-type="float" office:value="4.386">
            <text:p>4.386</text:p>
          </table:table-cell>
          <table:table-cell office:value-type="float" office:value="3890.0">
            <text:p>389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3">
            <text:p>IRPA-713</text:p>
          </table:table-cell>
          <table:table-cell office:value-type="float" office:value="51.243">
            <text:p>51.243</text:p>
          </table:table-cell>
          <table:table-cell office:value-type="float" office:value="4.386">
            <text:p>4.386</text:p>
          </table:table-cell>
          <table:table-cell office:value-type="float" office:value="3890.0">
            <text:p>389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4">
            <text:p>GrA-54924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100.0">
            <text:p>8100.0</text:p>
          </table:table-cell>
          <table:table-cell office:value-type="float" office:value="50.0">
            <text:p>5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21">
            <text:p>-21.2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70">
            <text:p>IRPA-770</text:p>
          </table:table-cell>
          <table:table-cell office:value-type="float" office:value="51.35">
            <text:p>51.35</text:p>
          </table:table-cell>
          <table:table-cell office:value-type="float" office:value="4.267">
            <text:p>4.267</text:p>
          </table:table-cell>
          <table:table-cell office:value-type="float" office:value="4480.0">
            <text:p>448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1">
            <text:p>GrA-04181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000.0">
            <text:p>5000.0</text:p>
          </table:table-cell>
          <table:table-cell office:value-type="float" office:value="80.0">
            <text:p>80.0</text:p>
          </table:table-cell>
          <table:table-cell office:value-type="string" office:value="GW local peat_ Bottom peat_ 2 Alnus glutinosa_ 1 Alnus bud">
            <text:p>GW local peat_ Bottom peat_ 2 Alnus glutinosa_ 1 Alnus bu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5.19">
            <text:p>-5.19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2">
            <text:p>GrA-04182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430.0">
            <text:p>5430.0</text:p>
          </table:table-cell>
          <table:table-cell office:value-type="float" office:value="90.0">
            <text:p>90.0</text:p>
          </table:table-cell>
          <table:table-cell office:value-type="string" office:value="GW local peat_ Bottom peat_ 2 Scirpus_ 2 Carex_ 5 Alnus glutinosa_ 3 Oenanthe">
            <text:p>GW local peat_ Bottom peat_ 2 Scirpus_ 2 Carex_ 5 Alnus glutinosa_ 3 Oenanth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11">
            <text:p>-6.11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3">
            <text:p>GrA-04183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810.0">
            <text:p>5810.0</text:p>
          </table:table-cell>
          <table:table-cell office:value-type="float" office:value="90.0">
            <text:p>90.0</text:p>
          </table:table-cell>
          <table:table-cell office:value-type="string" office:value="GW local peat_ Bottom peat_ 2 Scirpus_ 5 Alnus_ 3 Alisma plantago aquatica">
            <text:p>GW local peat_ Bottom peat_ 2 Scirpus_ 5 Alnus_ 3 Alisma plantago aquatica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94">
            <text:p>-6.94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308">
            <text:p>GrA-0430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470.0">
            <text:p>4470.0</text:p>
          </table:table-cell>
          <table:table-cell office:value-type="float" office:value="60.0">
            <text:p>60.0</text:p>
          </table:table-cell>
          <table:table-cell office:value-type="string" office:value="SL regional peat_ Bottom peat_ 2 abscission layers_ 2 Urtica_ 1 Coleoptera fragment">
            <text:p>SL regional peat_ Bottom peat_ 2 abscission layers_ 2 Urtica_ 1 Coleoptera frag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07">
            <text:p>GrA-0520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30.0">
            <text:p>593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1 Cornus sanguinea">
            <text:p>SL regional peat_ Bottom peat_ 1 Cornus sanguinea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02">
            <text:p>-8.02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08">
            <text:p>GrA-0520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660.0">
            <text:p>6660.0</text:p>
          </table:table-cell>
          <table:table-cell office:value-type="float" office:value="60.0">
            <text:p>60.0</text:p>
          </table:table-cell>
          <table:table-cell office:value-type="string" office:value="SL regional peat_ Bottom peat_ 2 Cornus_ 2 Solanum_ 2 Alnus glutinosa_ 1 Atriplex">
            <text:p>SL regional peat_ Bottom peat_ 2 Cornus_ 2 Solanum_ 2 Alnus glutinosa_ 1 Atriple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.81">
            <text:p>-10.81</text:p>
          </table:table-cell>
          <table:table-cell office:value-type="float" office:value="0.21">
            <text:p>0.21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70">
            <text:p>IRPA-770</text:p>
          </table:table-cell>
          <table:table-cell office:value-type="float" office:value="51.35">
            <text:p>51.35</text:p>
          </table:table-cell>
          <table:table-cell office:value-type="float" office:value="4.267">
            <text:p>4.267</text:p>
          </table:table-cell>
          <table:table-cell office:value-type="float" office:value="4480.0">
            <text:p>448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6">
            <text:p>GrA-54926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7880.0">
            <text:p>7880.0</text:p>
          </table:table-cell>
          <table:table-cell office:value-type="float" office:value="55.0">
            <text:p>55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77">
            <text:p>-20.77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2037">
            <text:p>GrA-32037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180.0">
            <text:p>7180.0</text:p>
          </table:table-cell>
          <table:table-cell office:value-type="float" office:value="67.0">
            <text:p>67.0</text:p>
          </table:table-cell>
          <table:table-cell office:value-type="string" office:value="GW local peat_ Top peat">
            <text:p>GW local peat_ Top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01">
            <text:p>GrA-55001</text:p>
          </table:table-cell>
          <table:table-cell office:value-type="float" office:value="51.97">
            <text:p>51.97</text:p>
          </table:table-cell>
          <table:table-cell office:value-type="float" office:value="4.03">
            <text:p>4.03</text:p>
          </table:table-cell>
          <table:table-cell office:value-type="float" office:value="8135.0">
            <text:p>813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0">
            <text:p>-22.0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2283">
            <text:p>GrN-02283</text:p>
          </table:table-cell>
          <table:table-cell office:value-type="float" office:value="51.66">
            <text:p>51.66</text:p>
          </table:table-cell>
          <table:table-cell office:value-type="float" office:value="3.97">
            <text:p>3.97</text:p>
          </table:table-cell>
          <table:table-cell office:value-type="float" office:value="7850.0">
            <text:p>7850.0</text:p>
          </table:table-cell>
          <table:table-cell office:value-type="float" office:value="141.0">
            <text:p>14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22">
            <text:p>-14.22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Jelgersma1961,Kiden1995,HijmaCohen2019">
            <text:p>Jelgersma1961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0">
            <text:p>GrN-0783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3930.0">
            <text:p>3930.0</text:p>
          </table:table-cell>
          <table:table-cell office:value-type="float" office:value="78.0">
            <text:p>78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1">
            <text:p>GrN-07831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245.0">
            <text:p>424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64">
            <text:p>-3.64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07">
            <text:p>GrN-8907</text:p>
          </table:table-cell>
          <table:table-cell office:value-type="float" office:value="52.15">
            <text:p>52.15</text:p>
          </table:table-cell>
          <table:table-cell office:value-type="float" office:value="4.333">
            <text:p>4.333</text:p>
          </table:table-cell>
          <table:table-cell office:value-type="float" office:value="3325.0">
            <text:p>3325.0</text:p>
          </table:table-cell>
          <table:table-cell office:value-type="float" office:value="30.0">
            <text:p>3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2">
            <text:p>GrN-0783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390.0">
            <text:p>4390.0</text:p>
          </table:table-cell>
          <table:table-cell office:value-type="float" office:value="71.0">
            <text:p>7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85">
            <text:p>-3.8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8">
            <text:p>GrA-54928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030.0">
            <text:p>8030.0</text:p>
          </table:table-cell>
          <table:table-cell office:value-type="float" office:value="60.0">
            <text:p>6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81">
            <text:p>-20.8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60">
            <text:p>GrN-01160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45.0">
            <text:p>5945.0</text:p>
          </table:table-cell>
          <table:table-cell office:value-type="float" office:value="135.0">
            <text:p>135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73">
            <text:p>-6.7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3">
            <text:p>GrN-0783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525.0">
            <text:p>452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4.14">
            <text:p>-4.14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5">
            <text:p>GrN-0783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655.0">
            <text:p>4655.0</text:p>
          </table:table-cell>
          <table:table-cell office:value-type="float" office:value="74.0">
            <text:p>7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8">
            <text:p>GrN-07838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925.0">
            <text:p>492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0">
            <text:p>GrN-0784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070.0">
            <text:p>507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1">
            <text:p>GrN-07841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275.0">
            <text:p>5275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32">
            <text:p>-6.3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2">
            <text:p>GrN-0784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90.0">
            <text:p>5490.0</text:p>
          </table:table-cell>
          <table:table-cell office:value-type="float" office:value="94.0">
            <text:p>9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23">
            <text:p>-6.23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3">
            <text:p>GrN-0784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20.0">
            <text:p>5420.0</text:p>
          </table:table-cell>
          <table:table-cell office:value-type="float" office:value="67.0">
            <text:p>67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4">
            <text:p>GrN-0783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500.0">
            <text:p>4500.0</text:p>
          </table:table-cell>
          <table:table-cell office:value-type="float" office:value="78.0">
            <text:p>7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51">
            <text:p>GrN-01151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580.0">
            <text:p>5580.0</text:p>
          </table:table-cell>
          <table:table-cell office:value-type="float" office:value="117.0">
            <text:p>11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59">
            <text:p>-6.59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99">
            <text:p>GrN-8799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2985.0">
            <text:p>2985.0</text:p>
          </table:table-cell>
          <table:table-cell office:value-type="float" office:value="30.0">
            <text:p>30.0</text:p>
          </table:table-cell>
          <table:table-cell office:value-type="string" office:value="oak root">
            <text:p>oak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09">
            <text:p>GrN-8909</text:p>
          </table:table-cell>
          <table:table-cell office:value-type="float" office:value="52.133">
            <text:p>52.133</text:p>
          </table:table-cell>
          <table:table-cell office:value-type="float" office:value="4.367">
            <text:p>4.367</text:p>
          </table:table-cell>
          <table:table-cell office:value-type="float" office:value="3495.0">
            <text:p>3495.0</text:p>
          </table:table-cell>
          <table:table-cell office:value-type="float" office:value="55.0">
            <text:p>5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0">
            <text:p>GrA-55010</text:p>
          </table:table-cell>
          <table:table-cell office:value-type="float" office:value="51.97">
            <text:p>51.97</text:p>
          </table:table-cell>
          <table:table-cell office:value-type="float" office:value="4.04">
            <text:p>4.04</text:p>
          </table:table-cell>
          <table:table-cell office:value-type="float" office:value="7755.0">
            <text:p>775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51">
            <text:p>-20.51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2">
            <text:p>GrA-55012</text:p>
          </table:table-cell>
          <table:table-cell office:value-type="float" office:value="51.97">
            <text:p>51.97</text:p>
          </table:table-cell>
          <table:table-cell office:value-type="float" office:value="4.04">
            <text:p>4.04</text:p>
          </table:table-cell>
          <table:table-cell office:value-type="float" office:value="7875.0">
            <text:p>787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61">
            <text:p>-20.6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8">
            <text:p>GrN-0114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480.0">
            <text:p>3480.0</text:p>
          </table:table-cell>
          <table:table-cell office:value-type="float" office:value="112.0">
            <text:p>11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8">
            <text:p>GrA-55018</text:p>
          </table:table-cell>
          <table:table-cell office:value-type="float" office:value="51.98">
            <text:p>51.98</text:p>
          </table:table-cell>
          <table:table-cell office:value-type="float" office:value="4.03">
            <text:p>4.03</text:p>
          </table:table-cell>
          <table:table-cell office:value-type="float" office:value="8160.0">
            <text:p>816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76">
            <text:p>-21.76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38">
            <text:p>GrA-55038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230.0">
            <text:p>823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69">
            <text:p>-21.69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0">
            <text:p>GrN-01140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030.0">
            <text:p>5030.0</text:p>
          </table:table-cell>
          <table:table-cell office:value-type="float" office:value="122.0">
            <text:p>12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17">
            <text:p>0.17</text:p>
          </table:table-cell>
          <table:table-cell office:value-type="float" office:value="0.11">
            <text:p>0.11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4">
            <text:p>GrN-01144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650.0">
            <text:p>4650.0</text:p>
          </table:table-cell>
          <table:table-cell office:value-type="float" office:value="122.0">
            <text:p>122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4.33">
            <text:p>-4.3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5">
            <text:p>GrN-0114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70.0">
            <text:p>5970.0</text:p>
          </table:table-cell>
          <table:table-cell office:value-type="float" office:value="128.0">
            <text:p>128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7.09">
            <text:p>-7.09</text:p>
          </table:table-cell>
          <table:table-cell office:value-type="float" office:value="0.19">
            <text:p>0.19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6">
            <text:p>GrA-55016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26">
            <text:p>-21.26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10">
            <text:p>GrN-8910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515.0">
            <text:p>3515.0</text:p>
          </table:table-cell>
          <table:table-cell office:value-type="float" office:value="55.0">
            <text:p>5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8">
            <text:p>-2.4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12">
            <text:p>GrN-8912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5955.0">
            <text:p>5955.0</text:p>
          </table:table-cell>
          <table:table-cell office:value-type="float" office:value="45.0">
            <text:p>4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4">
            <text:p>-6.5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7">
            <text:p>GrN-0114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900.0">
            <text:p>3900.0</text:p>
          </table:table-cell>
          <table:table-cell office:value-type="float" office:value="122.0">
            <text:p>12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05">
            <text:p>GrN-405</text:p>
          </table:table-cell>
          <table:table-cell office:value-type="float" office:value="51.454">
            <text:p>51.454</text:p>
          </table:table-cell>
          <table:table-cell office:value-type="float" office:value="3.627">
            <text:p>3.627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Jelgersma1961">
            <text:p>VinkEtal2007,Kiden1995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6">
            <text:p>GrN-01146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270.0">
            <text:p>4270.0</text:p>
          </table:table-cell>
          <table:table-cell office:value-type="float" office:value="114.0">
            <text:p>11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7">
            <text:p>GrN-8927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670.0">
            <text:p>667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57">
            <text:p>-10.5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